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6.059cm" style:rel-column-width="3435*"/>
    </style:style>
    <style:style style:name="Table3.B" style:family="table-column">
      <style:table-column-properties style:column-width="3.942cm" style:rel-column-width="2235*"/>
    </style:style>
    <style:style style:name="Table3.C" style:family="table-column">
      <style:table-column-properties style:column-width="7.011cm" style:rel-column-width="397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Nimbus Roman No9 L"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Nimbus Roman No9 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imbus Roman No9 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imbus Roman No9 L" fo:font-size="15pt" style:text-underline-style="none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0000" style:font-name="Nimbus Roman No9 L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0000" style:font-name="Nimbus Roman No9 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Nimbus Roman No9 L"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Nimbus Roman No9 L" fo:font-size="15pt" style:font-size-asian="15pt" style:font-size-complex="15pt"/>
    </style:style>
    <style:style style:name="P12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text-underline-style="none"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Nimbus Roman No9 L" fo:font-size="15pt" style:font-size-asian="15pt" style:font-size-complex="15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Nimbus Roman No9 L" fo:font-size="15pt" style:font-size-asian="15pt" style:font-size-complex="15pt"/>
    </style:style>
    <style:style style:name="P19" style:family="paragraph" style:parent-style-name="Standard">
      <style:paragraph-properties fo:text-align="center" style:justify-single-word="false"/>
      <style:text-properties style:font-name="Nimbus Roman No9 L" fo:font-size="15pt" style:font-size-asian="15pt" style:font-size-complex="15pt"/>
    </style:style>
    <style:style style:name="P20" style:family="paragraph" style:parent-style-name="Standard">
      <style:paragraph-properties fo:text-align="center" style:justify-single-word="false"/>
      <style:text-properties style:font-name="Nimbus Roman No9 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Nimbus Roman No9 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ff0000" style:font-name="Nimbus Roman No9 L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style:font-name="Nimbus Roman No9 L" fo:font-size="15pt" style:font-size-asian="15pt" style:font-size-complex="15pt"/>
    </style:style>
    <style:style style:name="T1" style:family="text">
      <style:text-properties style:font-name="Nimbus Roman No9 L" fo:font-size="15pt" style:font-size-asian="15pt" style:font-size-complex="15pt"/>
    </style:style>
    <style:style style:name="T2" style:family="text">
      <style:text-properties style:font-name="Nimbus Roman No9 L" fo:font-size="15pt" style:text-underline-style="none" style:font-size-asian="15pt" style:font-size-complex="15pt"/>
    </style:style>
    <style:style style:name="T3" style:family="text">
      <style:text-properties style:font-name="Nimbus Roman No9 L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Nimbus Roman No9 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style:font-name="Nimbus Roman No9 L" fo:font-size="15pt" style:text-underline-style="solid" style:text-underline-width="auto" style:text-underline-color="font-color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23">Manual de Proyecto</text:p>
      <text:p text:style-name="P2"/>
      <text:p text:style-name="P23">Aplicación <text:s/>MIC 1.0</text:p>
      <text:p text:style-name="P1"/>
      <text:p text:style-name="P1"/>
      <text:p text:style-name="P1"/>
      <text:p text:style-name="P2">Integrantes: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6">Apellido, Nombre</text:p>
          </table:table-cell>
          <table:table-cell table:style-name="Table3.A1" office:value-type="string">
            <text:p text:style-name="P26">Padrón</text:p>
          </table:table-cell>
          <table:table-cell table:style-name="Table3.C1" office:value-type="string">
            <text:p text:style-name="P26">E-mail</text:p>
          </table:table-cell>
        </table:table-row>
        <table:table-row>
          <table:table-cell table:style-name="Table3.A2" office:value-type="string">
            <text:p text:style-name="P19">Bogado Sebastián</text:p>
          </table:table-cell>
          <table:table-cell table:style-name="Table3.B2" office:value-type="float" office:value="91707">
            <text:p text:style-name="P26">91707</text:p>
          </table:table-cell>
          <table:table-cell table:style-name="Table3.C2" office:value-type="string">
            <text:p text:style-name="P26">boggart22@hotmail.com</text:p>
          </table:table-cell>
        </table:table-row>
        <table:table-row>
          <table:table-cell table:style-name="Table3.A2" office:value-type="string">
            <text:p text:style-name="P19">Garay Ignacio</text:p>
          </table:table-cell>
          <table:table-cell table:style-name="Table3.B2" office:value-type="float" office:value="92265">
            <text:p text:style-name="P19">92265</text:p>
          </table:table-cell>
          <table:table-cell table:style-name="Table3.C2" office:value-type="string">
            <text:p text:style-name="P26">imgarayojeda@gmail.com</text:p>
          </table:table-cell>
        </table:table-row>
        <table:table-row>
          <table:table-cell table:style-name="Table3.A2" office:value-type="string">
            <text:p text:style-name="P19">Torres Miguel</text:p>
          </table:table-cell>
          <table:table-cell table:style-name="Table3.B2" office:value-type="float" office:value="91396">
            <text:p text:style-name="P26">91396</text:p>
          </table:table-cell>
          <table:table-cell table:style-name="Table3.C2" office:value-type="string">
            <text:p text:style-name="P26">mat1204@hotmail.com</text:p>
          </table:table-cell>
        </table:table-row>
      </table:table>
      <text:p text:style-name="P19"/>
      <text:p text:style-name="P11"/>
      <text:p text:style-name="P1"/>
      <text:p text:style-name="P1">Índice:</text:p>
      <text:p text:style-name="P1"/>
      <text:list xml:id="list309474550" text:style-name="L1">
        <text:list-item>
          <text:p text:style-name="P18">División de Tareas</text:p>
        </text:list-item>
        <text:list-item>
          <text:p text:style-name="P18">Evolución del Proyecto</text:p>
        </text:list-item>
        <text:list-item>
          <text:p text:style-name="P18">Inconvenientes encontrados</text:p>
        </text:list-item>
        <text:list-item>
          <text:p text:style-name="P18">Análisis de Puntos Pendientes</text:p>
        </text:list-item>
        <text:list-item>
          <text:p text:style-name="P18">Herramientas utilizadas</text:p>
        </text:list-item>
        <text:list-item>
          <text:p text:style-name="P18">Conclusiones</text:p>
        </text:list-item>
      </text:list>
      <text:p text:style-name="P1"/>
      <text:p text:style-name="P1"/>
      <text:p text:style-name="P12"><text:span text:style-name="T2">1 . </text:span><text:span text:style-name="T1">División de Tareas</text:span></text:p>
      <text:p text:style-name="P3"/>
      <text:p text:style-name="P7">COMPLETAR!!!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Tarea</text:p>
          </table:table-cell>
          <table:table-cell table:style-name="Table1.B1" office:value-type="string">
            <text:p text:style-name="P16">Integrante </text:p>
          </table:table-cell>
        </table:table-row>
        <table:table-row>
          <table:table-cell table:style-name="Table1.A2" office:value-type="string">
            <text:p text:style-name="P15">Conexiones entres las aplicaciones</text:p>
          </table:table-cell>
          <table:table-cell table:style-name="Table1.B2" office:value-type="string">
            <text:p text:style-name="P15">Ignacio Garay</text:p>
          </table:table-cell>
        </table:table-row>
        <table:table-row>
          <table:table-cell table:style-name="Table1.A2" office:value-type="string">
            <text:p text:style-name="P15">Implementación del Servidor</text:p>
          </table:table-cell>
          <table:table-cell table:style-name="Table1.B2" office:value-type="string">
            <text:p text:style-name="P15">Ignacio Garay</text:p>
          </table:table-cell>
        </table:table-row>
        <table:table-row>
          <table:table-cell table:style-name="Table1.A2" office:value-type="string">
            <text:p text:style-name="P15">Implementación de Base de Datos y resolución de Consultas</text:p>
          </table:table-cell>
          <table:table-cell table:style-name="Table1.B2" office:value-type="string">
            <text:p text:style-name="P15">Miguel Torres</text:p>
          </table:table-cell>
        </table:table-row>
        <table:table-row>
          <table:table-cell table:style-name="Table1.A2" office:value-type="string">
            <text:p text:style-name="P15">Creación de Aplicaciones</text:p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Diseño interfaz gráfica</text:p>
          </table:table-cell>
          <table:table-cell table:style-name="Table1.B2" office:value-type="string">
            <text:p text:style-name="P15">Sebastián Bogado</text:p>
          </table:table-cell>
        </table:table-row>
        <table:table-row>
          <table:table-cell table:style-name="Table1.A2" office:value-type="string">
            <text:p text:style-name="P15">Implementación Cliente</text:p>
          </table:table-cell>
          <table:table-cell table:style-name="Table1.B2" office:value-type="string">
            <text:p text:style-name="P15">Sebastián Bogado/ Miguel Torres</text:p>
          </table:table-cell>
        </table:table-row>
      </table:table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5">Creación de Makefiles para compilación del proyectos</text:p>
          </table:table-cell>
          <table:table-cell table:style-name="Table2.B1" office:value-type="string">
            <text:p text:style-name="P15">Ignacio Garay</text:p>
          </table:table-cell>
        </table:table-row>
        <table:table-row>
          <table:table-cell table:style-name="Table2.A2" office:value-type="string">
            <text:p text:style-name="P15">Definición del protocolo de Comunicación entre aplicaciones</text:p>
          </table:table-cell>
          <table:table-cell table:style-name="Table2.B2" office:value-type="string">
            <text:p text:style-name="P15">Miguel Torres</text:p>
          </table:table-cell>
        </table:table-row>
      </table:table>
      <text:p text:style-name="P6"/>
      <text:p text:style-name="P12"><text:span text:style-name="T2">2 . </text:span><text:span text:style-name="T1">Evolución del Proyecto</text:span></text:p>
      <text:p text:style-name="P3"/>
      <text:p text:style-name="P5">El proyecto comienza con la definición de las tareas. En un principio, se asignó el reparto de las tareas que se creyeron más importantes. Dichas partes fueron tres y bastante separadas:</text:p>
      <text:p text:style-name="P5"/>
      <text:list xml:id="list2158939419" text:style-name="L2">
        <text:list-item>
          <text:p text:style-name="P22">Interfaz gráfica del cliente.</text:p>
        </text:list-item>
        <text:list-item>
          <text:p text:style-name="P22">Base de datos y resolución de consulta</text:p>
        </text:list-item>
        <text:list-item>
          <text:p text:style-name="P22">Comunicación y concurrencia</text:p>
        </text:list-item>
      </text:list>
      <text:p text:style-name="P5"/>
      <text:p text:style-name="P5">Se adoptó una forma de trabajo en la que se comenzó desde arriba hacia abajo, definiendo las interfaces necesarias para el correcto funcionamiento de cada clase principal. A medida que se fue logrando funcionalidad y testeando la misma, se avanzaba en profundidad hacia las demás clases.</text:p>
      <text:p text:style-name="P5">En un primer momento, esas tres partes se desarrollaron de forma independiente, de modo de que pudieran ser testeadas con </text:p>
      <text:p text:style-name="P12"><text:span text:style-name="T2">3 . </text:span><text:span text:style-name="T1">Inconvenientes Encontrados</text:span></text:p>
      <text:p text:style-name="P3"/>
      <text:p text:style-name="P10"/>
      <text:p text:style-name="P4"/>
      <text:p text:style-name="P13"><text:span text:style-name="T3">4 . </text:span><text:span text:style-name="T4">Análisis de Puntos Pendientes</text:span></text:p>
      <text:p text:style-name="P3"/>
      <text:p text:style-name="P3"/>
      <text:p text:style-name="P5">Como punto pendiente del proyecto que quedo sin poder ser implementado fue la opción de exportar el contenido de la información mostrada por al cliente a un archivo con el formato PDF.</text:p>
      <text:p text:style-name="P13"><text:span text:style-name="T3">5 . </text:span><text:span text:style-name="T4">Herramientas Utilizadas</text:span></text:p>
      <text:p text:style-name="P3"/>
      <text:p text:style-name="P9">COMPLETAR!!!</text:p>
      <text:p text:style-name="P3"/>
      <text:p text:style-name="P3">librería XML</text:p>
      <text:p text:style-name="P4">Para la serialización de algunas entidades en la aplicación se utilizo la librería de XML <text:s/>TinyXML.</text:p>
      <text:p text:style-name="P4"/>
      <text:p text:style-name="P4"/>
      <text:p text:style-name="P14"><text:span text:style-name="T1">6 . </text:span><text:span text:style-name="T5">Conclusiones</text:span></text:p>
      <text:p text:style-name="P3"/>
      <text:p text:style-name="P9">COMPLETAR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 </meta:initial-creator>
    <meta:creation-date>2012-07-07T20:16:52</meta:creation-date>
    <dc:date>2012-07-10T02:05:51</dc:date>
    <dc:creator>Migue </dc:creator>
    <meta:editing-duration>PT01H12M24S</meta:editing-duration>
    <meta:editing-cycles>14</meta:editing-cycles>
    <meta:generator>OpenOffice.org/3.2$Linux OpenOffice.org_project/320m12$Build-9483</meta:generator>
    <meta:document-statistic meta:table-count="3" meta:image-count="0" meta:object-count="0" meta:page-count="8" meta:paragraph-count="57" meta:word-count="295" meta:character-count="1948"/>
  </office:meta>
</office:document-meta>
</file>